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2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10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3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6 18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5 18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6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1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5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2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2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8 19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1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7 21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3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1-01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6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8-01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5 00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2 21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2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6 23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1 21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6 17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30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10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3 21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3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2 22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8 23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9 22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6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3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6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8 0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9 20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7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7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5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20 23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6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1 22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2 21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2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7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8 23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2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6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8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6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9 2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7 22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7 19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9-01 2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3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2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6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30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2 23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4 01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8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5 23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9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1 18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5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6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9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10 21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7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8 0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3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1 2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4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3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3 22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4 19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9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8 2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7 0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9 01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7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9 2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6 20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5 21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9-01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6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20 01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7 17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3 0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12 01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4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7 19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4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3-02 21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44528147131202</text:p>
          </table:table-cell>
          <table:table-cell office:value-type="string" calcext:value-type="string">
            <text:p>2012-02-28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48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426" meta:object-count="0"/>
    <meta:user-defined meta:name="AppVersion">3.0</meta:user-defined>
  </office:meta>
</office:document-meta>
</file>